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style:text-properties fo:font-size="11pt" fo:font-weight="bold" style:font-size-asian="11pt" style:font-weight-asian="bold" style:font-size-complex="11pt" style:font-weight-complex="bold"/>
    </style:style>
    <style:style style:name="P2" style:family="paragraph" style:parent-style-name="Text_20_body">
      <style:paragraph-properties fo:margin-top="0in" fo:margin-bottom="0in"/>
      <style:text-properties fo:font-size="11pt" fo:font-weight="normal" style:font-size-asian="11pt" style:font-weight-asian="normal" style:font-size-complex="11pt" style:font-weight-complex="normal"/>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ich behaviors did you implement?</text:p>
      <text:p text:style-name="P2"/>
      <text:p text:style-name="P2">I decided to implement the obstacle avoidance and wall follower behavior.</text:p>
      <text:p text:style-name="P1"/>
      <text:p text:style-name="P1">For each behavior, what strategy did you use to implement the behavior?</text:p>
      <text:p text:style-name="P1"/>
      <text:p text:style-name="P1"><text:span text:style-name="T1">For the obstacle avoidance I told the neato to scan for a range of 0m to 7m. If there were valid measurements in that range, I then pushed a velocity of .2m/s. Once the robot moves close enough to an object and scans a range of 0m through 1m (.5m) I pushed an angular velocity of .5 radians/s. <text:s/>Once the rotation happens yet another linear velocity is pushed to it to move it away from the obstacle. This cycle repeats it self over and over so the neato continues avoiding obstacles. </text:span></text:p>
      <text:p text:style-name="P1"><text:span text:style-name="T1"/></text:p>
      <text:p text:style-name="P1"/>
      <text:p text:style-name="P1"><text:span text:style-name="T1">For the wall follower I told the neato to scan for a range of 0m to 7m. If there were valid measurements in that range, I then pushed a velocity of .2m/s. Once the robot moves close enough to the wall and scans a range of 0m through 1m (.5m) I pushed an angular velocity of 1.57 radians/s (90 degrees). <text:s/>Once the rotation happens yet another linear velocity is pushed to it to move it exactly forward parallel to the wall. I also took in scans for the angle of the neato to the wall to keep it parallel to the wall. <text:s/>I stated that for a range of 360 degrees, when there is a reading of 45 to 90 degrees, push a linear velocity, otherwise push an angular velocity of 90 then resend a linear velocity.</text:span></text:p>
      <text:p text:style-name="P1"/>
      <text:p text:style-name="P1">For the finite state controller, which behaviors did you combine and how did you detect when to transition between behaviors?</text:p>
      <text:p text:style-name="P1"/>
      <text:p text:style-name="P2">I used the cmd_vel, and the /scan behaviors. I moved the robot around with geometry twists and read the lidar with sensor messages. <text:s/>I treated the sensor readings as the cause and used the velocities as the effect. <text:s/>So I set a parameter for the scan readings and once those parameters were true the velocities took effect.</text:p>
      <text:p text:style-name="P1"/>
      <text:p text:style-name="P1">What if any challenges did you face along the way?</text:p>
      <text:p text:style-name="P1"/>
      <text:p text:style-name="P2">I faced many barriers trying to complete this project. <text:s/>I had a hard time translating conceptual ideas in my mind to tangible python code. I also needed help understanding the architecture to see how things are actually communicated. I needed to understand the publish and subscriber relationship and remember to make all of my codes executable. <text:s/>I also realized that I need to improve my python abilities. With the wall follower project I wasn't able to make it stay parallel with the wall. <text:s/>I couldn't figure out a way to find an average of the angles being read by the lidar to keep it parallel. <text:s/></text:p>
      <text:p text:style-name="P1"/>
      <text:p text:style-name="P1">What would you do to improve your project if you had more time?</text:p>
      <text:p text:style-name="P1"/>
      <text:p text:style-name="P2">I would have given more test runs with the actual neatos. The gazebo was very glitchy and hard to use when trying to test out new code. <text:s/>I also would have tried to improve the wall follower. I would have tried to get some more help on how to better implement a way to read angles of the scans to the wall. <text:s/>I would have done some more research on ROS capabilities and how they interface with python. </text:p>
      <text:p text:style-name="P1"/>
      <text:p text:style-name="P1">Did you learn any interesting lessons for future robotic programming projects?</text:p>
      <text:p text:style-name="P1"/>
      <text:p text:style-name="P2">I improved my approach on how to solve problems using ROS and python. I have had very little exposure and experience with this type of thinking and problem solving so it was good to brush up on old material and get myself prepped for the projects going forwar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9T18:18:36</meta:creation-date>
    <dc:date>2014-09-19T22:32:28</dc:date>
    <meta:editing-duration>PT8M33S</meta:editing-duration>
    <meta:editing-cycles>1</meta:editing-cycles>
    <meta:generator>LibreOffice/3.5$Linux_X86_64 LibreOffice_project/350m1$Build-2</meta:generator>
    <meta:document-statistic meta:table-count="0" meta:image-count="0" meta:object-count="0" meta:page-count="1" meta:paragraph-count="13" meta:word-count="598" meta:character-count="3262" meta:non-whitespace-character-count="2661"/>
  </office:meta>
</office:document-meta>
</file>